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cc99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66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3.286cm" svg:x="8.012cm" svg:y="11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989cm" svg:x="7.504cm" svg:y="12.4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989cm" svg:x="13.004cm" svg:y="12.47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99cm" svg:height="0.999cm" svg:x="9.478cm" svg:y="12.86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687cm" svg:height="0.94cm" svg:x="10.398cm" svg:y="12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472cm" svg:height="0.627cm" svg:x="7.799cm" svg:y="13.12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625cm" svg:height="0.627cm" svg:x="13.2cm" svg:y="13.12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543cm" svg:height="0.539cm" svg:x="5.351cm" svg:y="12.46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0.534cm" svg:height="0.539cm" svg:x="5.352cm" svg:y="13.06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0.543cm" svg:height="0.539cm" svg:x="5.352cm" svg:y="13.9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0.653cm" svg:height="0.539cm" svg:x="15.451cm" svg:y="12.46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0.644cm" svg:height="0.539cm" svg:x="15.452cm" svg:y="13.06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0.708cm" svg:height="0.539cm" svg:x="15.452cm" svg:y="13.96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" draw:text-style-name="P1" draw:layer="layout" svg:x1="5.572cm" svg:y1="13.6cm" svg:x2="5.572cm" svg:y2="13.981cm">
          <text:p/>
        </draw:line>
        <draw:line draw:style-name="gr4" draw:text-style-name="P1" draw:layer="layout" svg:x1="15.672cm" svg:y1="13.601cm" svg:x2="15.672cm" svg:y2="13.982cm">
          <text:p/>
        </draw:line>
        <draw:line draw:style-name="gr5" draw:text-style-name="P1" draw:layer="layout" svg:x1="14.208cm" svg:y1="12.738cm" svg:x2="15.478cm" svg:y2="12.738cm">
          <text:p/>
        </draw:line>
        <draw:line draw:style-name="gr5" draw:text-style-name="P1" draw:layer="layout" svg:x1="14.202cm" svg:y1="13.238cm" svg:x2="15.472cm" svg:y2="13.238cm">
          <text:p/>
        </draw:line>
        <draw:line draw:style-name="gr5" draw:text-style-name="P1" draw:layer="layout" svg:x1="14.202cm" svg:y1="14.138cm" svg:x2="15.472cm" svg:y2="14.138cm">
          <text:p/>
        </draw:line>
        <draw:line draw:style-name="gr5" draw:text-style-name="P1" draw:layer="layout" svg:x1="6.002cm" svg:y1="12.738cm" svg:x2="7.272cm" svg:y2="12.738cm">
          <text:p/>
        </draw:line>
        <draw:line draw:style-name="gr5" draw:text-style-name="P1" draw:layer="layout" svg:x1="5.996cm" svg:y1="13.238cm" svg:x2="7.266cm" svg:y2="13.238cm">
          <text:p/>
        </draw:line>
        <draw:line draw:style-name="gr5" draw:text-style-name="P1" draw:layer="layout" svg:x1="5.996cm" svg:y1="14.138cm" svg:x2="7.266cm" svg:y2="14.138cm">
          <text:p/>
        </draw:line>
        <draw:custom-shape draw:style-name="gr6" draw:text-style-name="P1" draw:layer="layout" svg:width="11.557cm" svg:height="4.572cm" svg:x="4.937cm" svg:y="11.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1:52:33.768294130</meta:creation-date>
    <dc:date>2016-01-07T19:38:46.586754056</dc:date>
    <dc:creator>Salah Eddine</dc:creator>
    <meta:editing-duration>PT14M46S</meta:editing-duration>
    <meta:editing-cycles>11</meta:editing-cycles>
    <meta:generator>LibreOffice/4.2.8.2$Linux_X86_64 LibreOffice_project/420m0$Build-2</meta:generator>
    <meta:document-statistic meta:object-count="2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sub>
      <mi>O</mi>
      <mi>m</mi>
    </msub>
    <annotation encoding="StarMath 5.0">O_m</annotation>
  </semantics>
</math>
</file>

<file path=Object 2/content.xml><?xml version="1.0" encoding="utf-8"?>
<math xmlns="http://www.w3.org/1998/Math/MathML" display="block">
  <semantics>
    <mi>S</mi>
    <annotation encoding="StarMath 5.0">S
</annotation>
  </semantics>
</math>
</file>

<file path=Object 3/content.xml><?xml version="1.0" encoding="utf-8"?>
<math xmlns="http://www.w3.org/1998/Math/MathML" display="block">
  <semantics>
    <mi>I</mi>
    <annotation encoding="StarMath 5.0">I</annotation>
  </semantics>
</math>
</file>

<file path=Object 4/content.xml><?xml version="1.0" encoding="utf-8"?>
<math xmlns="http://www.w3.org/1998/Math/MathML" display="block">
  <semantics>
    <mi>O</mi>
    <annotation encoding="StarMath 5.0">O
</annotation>
  </semantics>
</math>
</file>

<file path=Object 5/content.xml><?xml version="1.0" encoding="utf-8"?>
<math xmlns="http://www.w3.org/1998/Math/MathML" display="block">
  <semantics>
    <msub>
      <mi>I</mi>
      <mn>0</mn>
    </msub>
    <annotation encoding="StarMath 5.0">I_0</annotation>
  </semantics>
</math>
</file>

<file path=Object 6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7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8/content.xml><?xml version="1.0" encoding="utf-8"?>
<math xmlns="http://www.w3.org/1998/Math/MathML" display="block">
  <semantics>
    <msub>
      <mi>O</mi>
      <mn>0</mn>
    </msub>
    <annotation encoding="StarMath 5.0">O_0</annotation>
  </semantics>
</math>
</file>

<file path=Object 9/content.xml><?xml version="1.0" encoding="utf-8"?>
<math xmlns="http://www.w3.org/1998/Math/MathML" display="block">
  <semantics>
    <msub>
      <mi>O</mi>
      <mn>1</mn>
    </msub>
    <annotation encoding="StarMath 5.0">O_1</annotation>
  </semantics>
</math>
</file>